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19000000B3A9F37FC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RECEPCIONES_5f_FINALIZADAS" style:display-name="TABLA_RECEPCIONES_FINALIZADAS" style:family="table">
      <style:table-properties style:width="9.8125in" fo:margin-left="0in" fo:margin-right="0.3056in" table:align="margins"/>
    </style:style>
    <style:style style:name="TABLA_5f_RECEPCIONES_5f_FINALIZADAS.A" style:display-name="TABLA_RECEPCIONES_FINALIZADAS.A" style:family="table-column">
      <style:table-column-properties style:column-width="1.3118in" style:rel-column-width="1889*"/>
    </style:style>
    <style:style style:name="TABLA_5f_RECEPCIONES_5f_FINALIZADAS.B" style:display-name="TABLA_RECEPCIONES_FINALIZADAS.B" style:family="table-column">
      <style:table-column-properties style:column-width="1.1882in" style:rel-column-width="1711*"/>
    </style:style>
    <style:style style:name="TABLA_5f_RECEPCIONES_5f_FINALIZADAS.C" style:display-name="TABLA_RECEPCIONES_FINALIZADAS.C" style:family="table-column">
      <style:table-column-properties style:column-width="1.1243in" style:rel-column-width="1619*"/>
    </style:style>
    <style:style style:name="TABLA_5f_RECEPCIONES_5f_FINALIZADAS.D" style:display-name="TABLA_RECEPCIONES_FINALIZADAS.D" style:family="table-column">
      <style:table-column-properties style:column-width="2.25in" style:rel-column-width="3240*"/>
    </style:style>
    <style:style style:name="TABLA_5f_RECEPCIONES_5f_FINALIZADAS.E" style:display-name="TABLA_RECEPCIONES_FINALIZADAS.E" style:family="table-column">
      <style:table-column-properties style:column-width="1.6875in" style:rel-column-width="2430*"/>
    </style:style>
    <style:style style:name="TABLA_5f_RECEPCIONES_5f_FINALIZADAS.F" style:display-name="TABLA_RECEPCIONES_FINALIZADAS.F" style:family="table-column">
      <style:table-column-properties style:column-width="1.1875in" style:rel-column-width="1710*"/>
    </style:style>
    <style:style style:name="TABLA_5f_RECEPCIONES_5f_FINALIZADAS.G" style:display-name="TABLA_RECEPCIONES_FINALIZADAS.G" style:family="table-column">
      <style:table-column-properties style:column-width="1.0632in" style:rel-column-width="1531*"/>
    </style:style>
    <style:style style:name="TABLA_5f_RECEPCIONES_5f_FINALIZADAS.1" style:display-name="TABLA_RECEPCIONES_FINALIZADAS.1" style:family="table-row">
      <style:table-row-properties fo:keep-together="auto"/>
    </style:style>
    <style:style style:name="TABLA_5f_RECEPCIONES_5f_FINALIZADAS.A1" style:display-name="TABLA_RECEPCIONES_FINALIZADAS.A1" style:family="table-cell">
      <style:table-cell-properties style:vertical-align="middle"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RECEPCIONES_5f_FINALIZADAS.G1" style:display-name="TABLA_RECEPCIONES_FINALIZADAS.G1" style:family="table-cell">
      <style:table-cell-properties style:vertical-align="middle" fo:background-color="#dddddd" fo:padding="0.0382in" fo:border="0.05pt solid #000000">
        <style:background-image/>
      </style:table-cell-properties>
    </style:style>
    <style:style style:name="TABLA_5f_RECEPCIONES_5f_FINALIZADAS.2" style:display-name="TABLA_RECEPCIONES_FINALIZADAS.2" style:family="table-row">
      <style:table-row-properties style:min-row-height="0.4674in" fo:keep-together="auto"/>
    </style:style>
    <style:style style:name="TABLA_5f_RECEPCIONES_5f_FINALIZADAS.A2" style:display-name="TABLA_RECEPCIONES_FINALIZADAS.A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B2" style:display-name="TABLA_RECEPCIONES_FINALIZADAS.B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C2" style:display-name="TABLA_RECEPCIONES_FINALIZADAS.C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D2" style:display-name="TABLA_RECEPCIONES_FINALIZADAS.D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E2" style:display-name="TABLA_RECEPCIONES_FINALIZADAS.E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F2" style:display-name="TABLA_RECEPCIONES_FINALIZADAS.F2" style:family="table-cell">
      <style:table-cell-properties fo:padding="0.0382in" fo:border-left="0.05pt solid #000000" fo:border-right="none" fo:border-top="none" fo:border-bottom="0.05pt solid #000000"/>
    </style:style>
    <style:style style:name="TABLA_5f_RECEPCIONES_5f_FINALIZADAS.G2" style:display-name="TABLA_RECEPCIONES_FINALIZADAS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style:font-name="Arial" fo:font-size="10pt" style:font-name-asian="Arial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style:font-name-asian="Arial" style:font-size-asian="9pt" style:font-name-complex="Arial" style:font-size-complex="9pt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style:font-name-asian="Arial" style:font-size-asian="8pt" style:font-name-complex="Arial" style:font-size-complex="8pt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26a290" style:font-name-asian="Arial" style:font-size-asian="8pt" style:font-name-complex="Arial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officeooo:rsid="0026a290" officeooo:paragraph-rsid="0049a0ff" style:font-name-asian="Arial" style:font-size-asian="8pt" style:font-name-complex="Arial" style:font-size-complex="8pt"/>
    </style:style>
    <style:style style:name="P6" style:family="paragraph" style:parent-style-name="Standard">
      <style:paragraph-properties fo:text-align="end" style:justify-single-word="false"/>
      <style:text-properties style:font-name="Arial" fo:font-size="8pt" officeooo:rsid="0026a290" officeooo:paragraph-rsid="0049a0ff" style:font-name-asian="Arial" style:font-size-asian="8pt" style:font-name-complex="Arial" style:font-size-complex="8pt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1eb3f2" officeooo:paragraph-rsid="00392c47" style:font-name-asian="Arial" style:font-size-asian="8pt" style:font-name-complex="Arial" style:font-size-complex="8pt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0e2ac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8pt" officeooo:rsid="001eb3f2" officeooo:paragraph-rsid="001eb3f2" style:font-size-asian="8pt" style:font-size-complex="8pt"/>
    </style:style>
    <style:style style:name="P10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3d75fb" officeooo:paragraph-rsid="003d75fb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7a5c2" officeooo:paragraph-rsid="0047a5c2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fo:font-weight="bold" officeooo:rsid="004b5e99" officeooo:paragraph-rsid="004b5e99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0e2ac" officeooo:paragraph-rsid="0040e2ac" style:font-name-asian="Arial" style:font-size-asian="8pt" style:font-name-complex="Arial" style:font-size-complex="8pt"/>
    </style:style>
    <style:style style:name="P14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b5e99" officeooo:paragraph-rsid="004b5e99" style:font-name-asian="Arial" style:font-size-asian="8pt" style:font-name-complex="Arial" style:font-size-complex="8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5ad30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5ad30" officeooo:paragraph-rsid="0045ad30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Standard" style:master-page-name="Page_20_Style_20_1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P18" style:family="paragraph" style:parent-style-name="Table_20_Contents">
      <style:paragraph-properties fo:margin-top="0.1665in" fo:margin-bottom="0in" loext:contextual-spacing="false" fo:text-align="start" style:justify-single-word="false">
        <style:tab-stops>
          <style:tab-stop style:position="0.75in"/>
        </style:tab-stops>
      </style:paragraph-properties>
      <style:text-properties style:font-name="Arial" fo:font-size="8pt" officeooo:rsid="004fa72b" officeooo:paragraph-rsid="004fa72b" style:font-name-asian="Arial" style:font-size-asian="8pt" style:font-name-complex="Arial" style:font-size-complex="8pt"/>
    </style:style>
    <style:style style:name="T1" style:family="text">
      <style:text-properties style:font-name="Arial" fo:font-weight="bold" style:font-name-asian="Arial" style:font-weight-asian="bold" style:font-name-complex="Arial" style:font-weight-complex="bold"/>
    </style:style>
    <style:style style:name="T2" style:family="text">
      <style:text-properties style:font-name="Arial" fo:font-weight="bold" officeooo:rsid="004479bf" style:font-name-asian="Arial" style:font-weight-asian="bold" style:font-name-complex="Arial" style:font-weight-complex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fo:font-weight="bold" officeooo:rsid="003331a7" style:font-weight-asian="bold" style:font-weight-complex="bold"/>
    </style:style>
    <style:style style:name="T5" style:family="text">
      <style:text-properties officeooo:rsid="003331a7"/>
    </style:style>
    <style:style style:name="T6" style:family="text">
      <style:text-properties officeooo:rsid="004ad67e"/>
    </style:style>
    <style:style style:name="T7" style:family="text">
      <style:text-properties officeooo:rsid="004c9995"/>
    </style:style>
    <style:style style:name="T8" style:family="text">
      <style:text-properties officeooo:rsid="004dec3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5">Teatro Nacional Cervantes </text:p>
      <text:p text:style-name="P16">- <text:span text:style-name="T6">Altas de Bienes de Consumo</text:span> -</text:p>
      <text:p text:style-name="P2"/>
      <text:p text:style-name="P2"/>
      <text:p text:style-name="P8"/>
      <text:p text:style-name="P9"><text:span text:style-name="T1">Fecha </text:span><text:span text:style-name="T2">de emisión reporte</text:span><text:span text:style-name="T3">: [FECHA]</text:span></text:p>
      <text:p text:style-name="P9"/>
      <text:p text:style-name="P7"/>
      <table:table table:name="TABLA_RECEPCIONES_FINALIZADAS" table:style-name="TABLA_5f_RECEPCIONES_5f_FINALIZADAS">
        <table:table-column table:style-name="TABLA_5f_RECEPCIONES_5f_FINALIZADAS.A"/>
        <table:table-column table:style-name="TABLA_5f_RECEPCIONES_5f_FINALIZADAS.B"/>
        <table:table-column table:style-name="TABLA_5f_RECEPCIONES_5f_FINALIZADAS.C"/>
        <table:table-column table:style-name="TABLA_5f_RECEPCIONES_5f_FINALIZADAS.D"/>
        <table:table-column table:style-name="TABLA_5f_RECEPCIONES_5f_FINALIZADAS.E"/>
        <table:table-column table:style-name="TABLA_5f_RECEPCIONES_5f_FINALIZADAS.F"/>
        <table:table-column table:style-name="TABLA_5f_RECEPCIONES_5f_FINALIZADAS.G"/>
        <table:table-row table:style-name="TABLA_5f_RECEPCIONES_5f_FINALIZADAS.1">
          <table:table-cell table:style-name="TABLA_5f_RECEPCIONES_5f_FINALIZADAS.A1" office:value-type="string">
            <text:p text:style-name="P10">Fecha</text:p>
          </table:table-cell>
          <table:table-cell table:style-name="TABLA_5f_RECEPCIONES_5f_FINALIZADAS.A1" office:value-type="string">
            <text:p text:style-name="P10">Comprobante </text:p>
          </table:table-cell>
          <table:table-cell table:style-name="TABLA_5f_RECEPCIONES_5f_FINALIZADAS.A1" office:value-type="string">
            <text:p text:style-name="P11">Tipo de Bien</text:p>
          </table:table-cell>
          <table:table-cell table:style-name="TABLA_5f_RECEPCIONES_5f_FINALIZADAS.A1" office:value-type="string">
            <text:p text:style-name="P11">Descripción del Bien</text:p>
          </table:table-cell>
          <table:table-cell table:style-name="TABLA_5f_RECEPCIONES_5f_FINALIZADAS.A1" office:value-type="string">
            <text:p text:style-name="P10">Cantidad</text:p>
          </table:table-cell>
          <table:table-cell table:style-name="TABLA_5f_RECEPCIONES_5f_FINALIZADAS.A1" office:value-type="string">
            <text:p text:style-name="P12">Valor</text:p>
          </table:table-cell>
          <table:table-cell table:style-name="TABLA_5f_RECEPCIONES_5f_FINALIZADAS.G1" office:value-type="string">
            <text:p text:style-name="P12">Total</text:p>
          </table:table-cell>
        </table:table-row>
        <table:table-row table:style-name="TABLA_5f_RECEPCIONES_5f_FINALIZADAS.2">
          <table:table-cell table:style-name="TABLA_5f_RECEPCIONES_5f_FINALIZADAS.A2" office:value-type="string">
            <text:p text:style-name="P13">[FECHA_CONSUMO]</text:p>
          </table:table-cell>
          <table:table-cell table:style-name="TABLA_5f_RECEPCIONES_5f_FINALIZADAS.B2" office:value-type="string">
            <text:p text:style-name="P13">[COMPROBANTE]</text:p>
          </table:table-cell>
          <table:table-cell table:style-name="TABLA_5f_RECEPCIONES_5f_FINALIZADAS.C2" office:value-type="string">
            <text:p text:style-name="P18">[CODIGO]</text:p>
          </table:table-cell>
          <table:table-cell table:style-name="TABLA_5f_RECEPCIONES_5f_FINALIZADAS.D2" office:value-type="string">
            <text:p text:style-name="P18">[DESCRIPCION]</text:p>
          </table:table-cell>
          <table:table-cell table:style-name="TABLA_5f_RECEPCIONES_5f_FINALIZADAS.E2" office:value-type="string">
            <text:p text:style-name="P13">[CANTIDAD]</text:p>
          </table:table-cell>
          <table:table-cell table:style-name="TABLA_5f_RECEPCIONES_5f_FINALIZADAS.F2" office:value-type="string">
            <text:p text:style-name="P14">[VALOR]</text:p>
          </table:table-cell>
          <table:table-cell table:style-name="TABLA_5f_RECEPCIONES_5f_FINALIZADAS.G2" office:value-type="string">
            <text:p text:style-name="P14">[TOTAL]</text:p>
          </table:table-cell>
        </table:table-row>
      </table:table>
      <text:p text:style-name="P3"/>
      <text:p text:style-name="P4"/>
      <text:p text:style-name="P4"/>
      <text:p text:style-name="P4"/>
      <text:p text:style-name="P5"><text:tab/><text:tab/><text:tab/><text:tab/><text:tab/><text:tab/><text:tab/><text:tab/><text:tab/><text:tab/><text:tab/></text:p>
      <text:p text:style-name="P5"/>
      <text:p text:style-name="P5"/>
      <text:p text:style-name="P6"><text:span text:style-name="T4">Recibe:</text:span><text:span text:style-name="T5"> <text:s text:c="2"/>_____________________________________ <text:s text:c="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<draw:frame draw:style-name="Mfr1" draw:name="Image1" text:anchor-type="paragraph" svg:x="4.2118in" svg:y="-0.3102in" svg:width="1.4626in" svg:height="0.872in" draw:z-index="0"><draw:image xlink:href="Pictures/1000000000000119000000B3A9F37FC0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9T18:00:03.722345876</dc:date>
    <meta:generator>LibreOffice/4.4.6.3$Linux_X86_64 LibreOffice_project/40m0$Build-3</meta:generator>
    <meta:editing-duration>PT21H5M12S</meta:editing-duration>
    <meta:editing-cycles>50</meta:editing-cycles>
    <dc:creator>gsantacruz </dc:creator>
    <meta:document-statistic meta:table-count="1" meta:image-count="1" meta:object-count="0" meta:page-count="1" meta:paragraph-count="19" meta:word-count="35" meta:character-count="310" meta:non-whitespace-character-count="255"/>
  </office:meta>
</office:document-meta>
</file>